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10000013D3422B18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Luxi Serif1" fo:font-size="128pt" fo:font-style="normal" fo:text-shadow="none" fo:font-weight="normal" style:font-size-asian="128pt" style:font-style-asian="normal" style:font-weight-asian="normal" style:font-size-complex="12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uxi Serif1" fo:font-size="72pt" fo:font-style="normal" fo:text-shadow="none" fo:font-weight="normal" style:font-size-asian="72pt" style:font-style-asian="normal" style:font-weight-asian="normal" style:font-size-complex="72pt" style:font-style-complex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fo:font-size="68pt" style:font-size-asian="68pt" style:font-size-complex="68pt"/>
    </style:style>
    <style:style style:name="P4" style:family="paragraph" style:parent-style-name="Frame_20_contents">
      <style:paragraph-properties fo:text-align="start" style:justify-single-word="false"/>
      <style:text-properties fo:font-size="72pt" style:font-size-asian="72pt" style:font-size-complex="72pt"/>
    </style:style>
    <style:style style:name="T1" style:family="text">
      <style:text-properties style:font-name="Luxi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uxi Serif"/>
    </style:style>
    <style:style style:name="fr1" style:family="graphic" style:parent-style-name="Frame">
      <style:graphic-properties style:vertical-pos="from-top" style:vertical-rel="page" style:horizontal-pos="center" style:horizontal-rel="page" fo:background-color="transparent" style:background-transparency="100%" fo:padding="0.15cm" fo:border="0.035cm solid #000000" style:shadow="none">
        <style:background-image/>
        <style:columns fo:column-count="0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y="2.275cm" svg:width="23.206cm" draw:z-index="1">
        <draw:text-box fo:min-height="5.653cm">
          <text:p text:style-name="P1"><text:span text:style-name="T1">0x</text:span><text:span text:style-name="T2">deadbeef</text:span></text:p>
        </draw:text-box>
      </draw:frame>
      <draw:frame draw:style-name="fr2" draw:name="graphics2" text:anchor-type="page" text:anchor-page-number="1" svg:x="16.482cm" svg:y="9.377cm" svg:width="10.617cm" svg:height="8.382cm" draw:z-index="3">
        <draw:image xlink:href="Pictures/10000201000001910000013D3422B18B.png" xlink:type="simple" xlink:show="embed" xlink:actuate="onLoad"/>
      </draw:frame>
      <text:p text:style-name="P2"><draw:frame draw:style-name="fr3" draw:name="Frame3" text:anchor-type="paragraph" svg:x="0.021cm" svg:y="9.955cm" svg:width="23.218cm" draw:z-index="0"><draw:text-box fo:min-height="2.893cm"><text:p text:style-name="P3"><text:span text:style-name="T3">Free</text:span><text:span text:style-name="T1"> acm</text:span> bbq!</text:p></draw:text-box></draw:frame><draw:frame draw:style-name="fr4" draw:name="Frame1" text:anchor-type="paragraph" svg:x="0.198cm" svg:y="5.84cm" svg:width="22.779cm" draw:z-index="2"><draw:text-box fo:min-height="3.09cm"><text:p text:style-name="P4">Like computers?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ans1" svg:font-family="'Luxi Sans'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uxi Serif" fo:font-size="12pt" fo:language="en" fo:country="US" style:font-name-asian="Sans Serif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82cm" style:type="center"/>
          <style:tab-stop style:position="16.166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82cm" style:type="center"/>
          <style:tab-stop style:position="16.166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 style:parent-style-name="Strong_20_Emphasis">
      <style:text-properties fo:color="#000000" style:text-outline="false" style:font-name="Luxi Sans1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style style:name="T5" style:family="text" style:parent-style-name="Strong_20_Emphasis">
      <style:text-properties fo:color="#000000" style:text-outline="false" style:text-position="super 58%" style:font-name="Luxi Sans1" fo:font-size="24pt" fo:font-style="normal" fo:text-shadow="1pt 1pt" fo:font-weight="bold" fo:background-color="transparent" style:font-size-asian="24pt" style:font-style-asian="normal" style:font-weight-asian="normal" style:font-size-complex="24pt" style:font-style-complex="normal" style:font-weight-complex="bold"/>
    </style:style>
    <style:page-layout style:name="pm1">
      <style:page-layout-properties fo:page-width="27.94cm" fo:page-height="21.59cm" style:num-format="1" style:print-orientation="landscape" fo:margin-top="1.27cm" fo:margin-bottom="1.27cm" fo:margin-left="1.27cm" fo:margin-right="1.27cm" fo:border="0.035cm solid #000000" fo:padding="1.06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 </text:span><text:span text:style-name="T2">PM | Behind</text:span><text:span text:style-name="T3"> AMR I</text:span></text:p>
        <text:p text:style-name="P1"><text:span text:style-name="T4">September 14</text:span><text:span text:style-name="T5">th</text:span><text:span text:style-name="T4">, 2006 | www.acm.jhu.edu for info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meta:initial-creator>acmguest</meta:initial-creator>
    <meta:creation-date>2006-09-06T22:50:32</meta:creation-date>
    <dc:creator>N. Cat</dc:creator>
    <dc:date>2006-09-07T10:21:53</dc:date>
    <dc:language>en-US</dc:language>
    <meta:editing-cycles>9</meta:editing-cycles>
    <meta:editing-duration>PT36M54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5" meta:word-count="18" meta:character-count="113"/>
  </office:meta>
</office:document-meta>
</file>